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7f58f" officeooo:paragraph-rsid="0007f58f" style:font-weight-asian="normal" style:font-weight-complex="normal"/>
    </style:style>
    <style:style style:name="P3" style:family="paragraph" style:parent-style-name="Standard">
      <style:text-properties fo:font-weight="normal" officeooo:rsid="00093f24" officeooo:paragraph-rsid="00093f24" style:font-weight-asian="normal" style:font-weight-complex="normal"/>
    </style:style>
    <style:style style:name="P4" style:family="paragraph" style:parent-style-name="Standard">
      <style:text-properties fo:font-weight="normal" officeooo:rsid="000a944b" officeooo:paragraph-rsid="000a944b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a944b" officeooo:paragraph-rsid="000a944b" style:font-weight-asian="normal" style:font-weight-complex="normal"/>
    </style:style>
    <style:style style:name="P6" style:family="paragraph" style:parent-style-name="Standard">
      <style:text-properties fo:font-weight="normal" officeooo:rsid="000a944b" officeooo:paragraph-rsid="000a944b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b41a1" officeooo:paragraph-rsid="000b41a1" style:font-weight-asian="normal" style:font-weight-complex="normal"/>
    </style:style>
    <style:style style:name="P8" style:family="paragraph" style:parent-style-name="Standard">
      <style:text-properties fo:font-weight="normal" officeooo:rsid="000ca2ba" officeooo:paragraph-rsid="000ca2ba" style:font-weight-asian="normal" style:font-weight-complex="normal"/>
    </style:style>
    <style:style style:name="T1" style:family="text">
      <style:text-properties officeooo:rsid="000c98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¿Qué parte de la banda se reserva en España para su uso sin licencia?</text:p>
      <text:p text:style-name="P1"/>
      <text:p text:style-name="P1"/>
      <text:p text:style-name="P2">27 Mhz</text:p>
      <text:p text:style-name="P1"/>
      <text:p text:style-name="P1">2.- ¿Qué tipo de ondas electromagnéticas utilizan las redes WiFi?</text:p>
      <text:p text:style-name="P1"/>
      <text:p text:style-name="P1"/>
      <text:p text:style-name="P3">Microondas.</text:p>
      <text:p text:style-name="P1"/>
      <text:p text:style-name="P1"/>
      <text:p text:style-name="P1">3.- Investiga qué otras tecnologías utilizan este mismo tipo de ondas,</text:p>
      <text:p text:style-name="P1">pudiendo así llegar a ser fuentes de interferencias o mal funcionamiento de</text:p>
      <text:p text:style-name="P1">las WiFi.</text:p>
      <text:p text:style-name="P1"/>
      <text:list xml:id="list588449315" text:style-name="L1">
        <text:list-item>
          <text:p text:style-name="P5">Microondas.</text:p>
        </text:list-item>
        <text:list-item>
          <text:p text:style-name="P7">Monitores de bebé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4.- Aunque los 54 Mbps existían en las redes IEEE 802.11 desde 1999, en</text:p>
      <text:p text:style-name="P1">España no se utilizaron hasta 2003. ¿Por qué?</text:p>
      <text:p text:style-name="P1"/>
      <text:p text:style-name="P4">Porque la Ley General de Telecomunicaciones no la aprobó hasta entonces <text:span text:style-name="T1">por motivos d eseguridad preventiva pues no se conocía a ciencia cierta si las emisiones generadas por el wifi podían afectar a la salud.</text:span></text:p>
      <text:p text:style-name="P8">Tambien por la escasez de demanda.</text:p>
      <text:p text:style-name="P4"/>
      <text:p text:style-name="P4">Hasta entonces se regia por:</text:p>
      <text:p text:style-name="P4"/>
      <text:p text:style-name="P4">REAL DECRETO 1066/2001•Reglamento que establece condiciones de protección del dominio público radioeléctrico, restricciones a las emisiones radioeléctricas y medidas de protección sanitaria frente a emisiones radioeléctricas. <text:s/>−Publicado en el BOE de 29-9-01, en respuesta a la alarma social creada en torno a las estaciones radioeléctricas. −Sigue la Recomendación 1999/519/CE del Consejo de Ministros de Sanidad europeos, relativa a la exposición del público en general a campos electromagnéti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3:33:18.462232803</meta:creation-date>
    <meta:generator>LibreOffice/6.0.7.3$Linux_X86_64 LibreOffice_project/00m0$Build-3</meta:generator>
    <dc:date>2019-04-03T11:32:54.842869148</dc:date>
    <meta:editing-duration>PT24M54S</meta:editing-duration>
    <meta:editing-cycles>5</meta:editing-cycles>
    <meta:document-statistic meta:table-count="0" meta:image-count="0" meta:object-count="0" meta:page-count="1" meta:paragraph-count="15" meta:word-count="194" meta:character-count="1226" meta:non-whitespace-character-count="1048"/>
  </office:meta>
</office:document-meta>
</file>